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7cm" svg:height="20.2cm" svg:x="2.7cm" svg:y="1.1cm">
          <text:p/>
        </draw:rect>
        <draw:frame draw:style-name="gr2" draw:text-style-name="P2" draw:layer="layout" svg:width="4.8cm" svg:height="2.707cm" svg:x="2.7cm" svg:y="2.293cm">
          <draw:text-box>
            <text:p text:style-name="P2"><text:span text:style-name="T1">Best Tooth Ever!</text:span></text:p>
            <text:p text:style-name="P2"><text:span text:style-name="T2">- William Joyce</text:span></text:p>
            <text:p text:style-name="P2"><text:span text:style-name="T2">Creator of the Guardians of Childhood and Executive Producer of 'Rise of the Guardians'</text:span></text:p>
          </draw:text-box>
        </draw:frame>
        <draw:frame draw:style-name="gr2" draw:text-style-name="P2" draw:layer="layout" svg:width="4.8cm" svg:height="4.271cm" svg:x="2.6cm" svg:y="6cm">
          <draw:text-box>
            <text:p text:style-name="P2"><text:span text:style-name="T1">Liked by</text:span></text:p>
            <text:p text:style-name="P2"><text:span text:style-name="T2">- Christina Steinberg</text:span></text:p>
            <text:p text:style-name="P2"><text:span text:style-name="T2">Producer, 'Rise of the Guardians'</text:span></text:p>
            <text:p text:style-name="P2"><text:span text:style-name="T2">- Peter Ramsey</text:span></text:p>
            <text:p text:style-name="P2"><text:span text:style-name="T2">Director, 'Rise of the Guardians'</text:span></text:p>
            <text:p text:style-name="P2"><text:span text:style-name="T2">-Alexis Wanneroy</text:span></text:p>
            <text:p text:style-name="P2"><text:span text:style-name="T2">Tooth Lead Animator</text:span></text:p>
            <text:p text:style-name="P2"><text:span text:style-name="T2">DreamWorks Animation</text:span></text:p>
          </draw:text-box>
        </draw:frame>
        <draw:frame draw:style-name="gr2" draw:text-style-name="P2" draw:layer="layout" svg:width="4.8cm" svg:height="2.707cm" svg:x="2.7cm" svg:y="2.294cm">
          <draw:text-box>
            <text:p text:style-name="P2"><text:span text:style-name="T1">Best Tooth Ever!</text:span></text:p>
            <text:p text:style-name="P2"><text:span text:style-name="T2">- William Joyce</text:span></text:p>
            <text:p text:style-name="P2"><text:span text:style-name="T2">Creator of the Guardians of Childhood and Executive Producer of 'Rise of the Guardians'</text:span></text:p>
          </draw:text-box>
        </draw:frame>
        <draw:frame draw:style-name="gr2" draw:text-style-name="P2" draw:layer="layout" svg:width="4.8cm" svg:height="3.249cm" svg:x="2.7cm" svg:y="10.993cm">
          <draw:text-box>
            <text:p text:style-name="P2"><text:span text:style-name="T1">I wish we had her for our events and promotions</text:span></text:p>
            <text:p text:style-name="P2"><text:span text:style-name="T2">- Takao Noguchi</text:span></text:p>
            <text:p text:style-name="P2"><text:span text:style-name="T2">Tooth character designer, 'Rise of the Guardians',</text:span></text:p>
            <text:p text:style-name="P2"><text:span text:style-name="T2">DreamWorks Animation</text:span></text:p>
          </draw:text-box>
        </draw:frame>
        <draw:frame draw:style-name="gr3" draw:text-style-name="P2" draw:layer="layout" svg:width="4.8cm" svg:height="1.307cm" svg:x="2.6cm" svg:y="15.2cm">
          <draw:text-box>
            <text:p text:style-name="P2"><text:span text:style-name="T1">'Simply stunning- brilliant work'</text:span></text:p>
          </draw:text-box>
        </draw:frame>
        <draw:frame draw:style-name="gr3" draw:text-style-name="P2" draw:layer="layout" svg:width="4.8cm" svg:height="1.307cm" svg:x="2.6cm" svg:y="17.3cm">
          <draw:text-box>
            <text:p text:style-name="P2"><text:span text:style-name="T1">'...absolutely perfect!'</text:span></text:p>
          </draw:text-box>
        </draw:frame>
        <draw:frame draw:style-name="gr3" draw:text-style-name="P2" draw:layer="layout" svg:width="4.8cm" svg:height="1.307cm" svg:x="2.6cm" svg:y="19.093cm">
          <draw:text-box>
            <text:p text:style-name="P2"><text:span text:style-name="T1">'Blew my mind!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uart Ward</meta:initial-creator>
    <meta:creation-date>2019-01-30T21:13:24.38</meta:creation-date>
    <dc:date>2019-01-30T21:37:01.98</dc:date>
    <dc:creator>Stuart Ward</dc:creator>
    <meta:editing-duration>PT23M36S</meta:editing-duration>
    <meta:editing-cycles>5</meta:editing-cycles>
    <meta:generator>OpenOffice/4.1.3$Win32 OpenOffice.org_project/413m1$Build-9783</meta:generator>
    <meta:document-statistic meta:object-count="8"/>
  </office:meta>
</office:document-meta>
</file>